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65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0.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5]+[.C6]*[.A6]+[.C7]*[.A7]+[.C8]*[.A8]"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3]/[.$A5]" office:value-type="float" office:value="800" calcext:value-type="float">
            <text:p>800</text:p>
          </table:table-cell>
          <table:table-cell table:formula="of:=QUOTIENT([.$C$3];[.$A5])" office:value-type="float" office:value="800" calcext:value-type="float">
            <text:p>800</text:p>
          </table:table-cell>
          <table:table-cell table:formula="of:=MOD([.$C$3];[.$A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table:formula="of:=[.$C$3]/[.$A6]" office:value-type="float" office:value="0.8" calcext:value-type="float">
            <text:p>0,8</text:p>
          </table:table-cell>
          <table:table-cell table:formula="of:=QUOTIENT([.$C$3];[.$A6])" office:value-type="float" office:value="0" calcext:value-type="float">
            <text:p>0</text:p>
          </table:table-cell>
          <table:table-cell table:formula="of:=MOD([.$C$3];[.$A6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3]/[.$A7]" office:value-type="float" office:value="0.0133333333333333" calcext:value-type="float">
            <text:p>0,0133333333333333</text:p>
          </table:table-cell>
          <table:table-cell table:formula="of:=QUOTIENT([.$C$3];[.$A7])" office:value-type="float" office:value="0" calcext:value-type="float">
            <text:p>0</text:p>
          </table:table-cell>
          <table:table-cell table:formula="of:=MOD([.$C$3];[.$A7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3]/[.$A8]" office:value-type="float" office:value="0.000222222222222222" calcext:value-type="float">
            <text:p>0,000222222222222222</text:p>
          </table:table-cell>
          <table:table-cell table:formula="of:=QUOTIENT([.$C$3];[.$A8])" office:value-type="float" office:value="0" calcext:value-type="float">
            <text:p>0</text:p>
          </table:table-cell>
          <table:table-cell table:formula="of:=MOD([.$C$3];[.$A8])" office:value-type="float" office:value="800" calcext:value-type="float">
            <text:p>80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15]+[.C16]*[.A16]+[.C17]*[.A17]+[.C18]*[.A18]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13]/[.$A15]" office:value-type="float" office:value="1800" calcext:value-type="float">
            <text:p>1800</text:p>
          </table:table-cell>
          <table:table-cell table:formula="of:=QUOTIENT([.$C$13];[.$A15])" office:value-type="float" office:value="1800" calcext:value-type="float">
            <text:p>1800</text:p>
          </table:table-cell>
          <table:table-cell table:formula="of:=MOD([.$C$13];[.$A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13]/[.$A16]" office:value-type="float" office:value="1.8" calcext:value-type="float">
            <text:p>1,8</text:p>
          </table:table-cell>
          <table:table-cell table:formula="of:=QUOTIENT([.$C$13];[.$A16])" office:value-type="float" office:value="1" calcext:value-type="float">
            <text:p>1</text:p>
          </table:table-cell>
          <table:table-cell table:formula="of:=MOD([.$C$13];[.$A16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13]/[.$A17]" office:value-type="float" office:value="0.03" calcext:value-type="float">
            <text:p>0,03</text:p>
          </table:table-cell>
          <table:table-cell table:formula="of:=QUOTIENT([.$C$13];[.$A17])" office:value-type="float" office:value="0" calcext:value-type="float">
            <text:p>0</text:p>
          </table:table-cell>
          <table:table-cell table:formula="of:=MOD([.$C$13];[.$A17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13]/[.$A18]" office:value-type="float" office:value="0.0005" calcext:value-type="float">
            <text:p>0,0005</text:p>
          </table:table-cell>
          <table:table-cell table:formula="of:=QUOTIENT([.$C$13];[.$A18])" office:value-type="float" office:value="0" calcext:value-type="float">
            <text:p>0</text:p>
          </table:table-cell>
          <table:table-cell table:formula="of:=MOD([.$C$13];[.$A18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23]+[.C24]*[.A24]+[.C25]*[.A25]+[.C26]*[.A26]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21]/[.$A23]" office:value-type="float" office:value="1800" calcext:value-type="float">
            <text:p>1800</text:p>
          </table:table-cell>
          <table:table-cell table:formula="of:=QUOTIENT([.$C$21];[.$A23])" office:value-type="float" office:value="1800" calcext:value-type="float">
            <text:p>1800</text:p>
          </table:table-cell>
          <table:table-cell table:formula="of:=MOD([.$C$21];[.$A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21]/[.$A24]" office:value-type="float" office:value="1.8" calcext:value-type="float">
            <text:p>1,8</text:p>
          </table:table-cell>
          <table:table-cell table:formula="of:=QUOTIENT([.$C$21];[.$A24])" office:value-type="float" office:value="1" calcext:value-type="float">
            <text:p>1</text:p>
          </table:table-cell>
          <table:table-cell table:formula="of:=MOD([.$C$21];[.$A24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21]/[.$A25]" office:value-type="float" office:value="0.03" calcext:value-type="float">
            <text:p>0,03</text:p>
          </table:table-cell>
          <table:table-cell table:formula="of:=QUOTIENT([.$C$21];[.$A25])" office:value-type="float" office:value="0" calcext:value-type="float">
            <text:p>0</text:p>
          </table:table-cell>
          <table:table-cell table:formula="of:=MOD([.$C$21];[.$A25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21]/[.$A26]" office:value-type="float" office:value="0.0005" calcext:value-type="float">
            <text:p>0,0005</text:p>
          </table:table-cell>
          <table:table-cell table:formula="of:=QUOTIENT([.$C$21];[.$A26])" office:value-type="float" office:value="0" calcext:value-type="float">
            <text:p>0</text:p>
          </table:table-cell>
          <table:table-cell table:formula="of:=MOD([.$C$21];[.$A26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30]+[.C31]*[.A31]+[.C32]*[.A32]+[.C33]*[.A33]" office:value-type="float" office:value="61800" calcext:value-type="float">
            <text:p>6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28]/[.$A30]" office:value-type="float" office:value="61800" calcext:value-type="float">
            <text:p>61800</text:p>
          </table:table-cell>
          <table:table-cell table:formula="of:=QUOTIENT([.$C$28];[.$A30])" office:value-type="float" office:value="61800" calcext:value-type="float">
            <text:p>61800</text:p>
          </table:table-cell>
          <table:table-cell table:formula="of:=MOD([.$C$28];[.$A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28]/[.$A31]" office:value-type="float" office:value="61.8" calcext:value-type="float">
            <text:p>61,8</text:p>
          </table:table-cell>
          <table:table-cell table:formula="of:=QUOTIENT([.$C$28];[.$A31])" office:value-type="float" office:value="61" calcext:value-type="float">
            <text:p>61</text:p>
          </table:table-cell>
          <table:table-cell table:formula="of:=MOD([.$C$28];[.$A31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formula="of:=[.$C$28]/[.$A32]" office:value-type="float" office:value="1.03" calcext:value-type="float">
            <text:p>1,03</text:p>
          </table:table-cell>
          <table:table-cell table:formula="of:=QUOTIENT([.$C$28];[.$A32])" office:value-type="float" office:value="1" calcext:value-type="float">
            <text:p>1</text:p>
          </table:table-cell>
          <table:table-cell table:formula="of:=MOD([.$C$28];[.$A32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28]/[.$A33]" office:value-type="float" office:value="0.0171666666666667" calcext:value-type="float">
            <text:p>0,0171666666666667</text:p>
          </table:table-cell>
          <table:table-cell table:formula="of:=QUOTIENT([.$C$28];[.$A33])" office:value-type="float" office:value="0" calcext:value-type="float">
            <text:p>0</text:p>
          </table:table-cell>
          <table:table-cell table:formula="of:=MOD([.$C$28];[.$A33])" office:value-type="float" office:value="61800" calcext:value-type="float">
            <text:p>618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38]+[.C39]*[.A39]+[.C40]*[.A40]+[.C41]*[.A41]" office:value-type="float" office:value="76062800" calcext:value-type="float">
            <text:p>76062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36]/[.$A38]" office:value-type="float" office:value="76062800" calcext:value-type="float">
            <text:p>76062800</text:p>
          </table:table-cell>
          <table:table-cell table:formula="of:=QUOTIENT([.$C$36];[.$A38])" office:value-type="float" office:value="76062800" calcext:value-type="float">
            <text:p>76062800</text:p>
          </table:table-cell>
          <table:table-cell table:formula="of:=MOD([.$C$36];[.$A38])" office:value-type="float" office:value="0" calcext:value-type="float">
            <text:p>0</text:p>
          </table:table-cell>
          <table:table-cell table:formula="of:=QUOTIENT([.F39];[.A38])" office:value-type="float" office:value="800" calcext:value-type="float">
            <text:p>800</text:p>
          </table:table-cell>
          <table:table-cell/>
          <table:table-cell table:formula="of:=MOD([.$C$36];[.A39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42" calcext:value-type="float">
            <text:p>42</text:p>
          </table:table-cell>
          <table:table-cell table:formula="of:=[.$C$36]/[.$A39]" office:value-type="float" office:value="76062.8" calcext:value-type="float">
            <text:p>76062,8</text:p>
          </table:table-cell>
          <table:table-cell table:formula="of:=QUOTIENT([.$C$36];[.$A39])" office:value-type="float" office:value="76062" calcext:value-type="float">
            <text:p>76062</text:p>
          </table:table-cell>
          <table:table-cell table:formula="of:=MOD([.$C$36];[.$A39])" office:value-type="float" office:value="800" calcext:value-type="float">
            <text:p>800</text:p>
          </table:table-cell>
          <table:table-cell table:formula="of:=QUOTIENT([.F40];[.A39])" office:value-type="float" office:value="42" calcext:value-type="float">
            <text:p>42</text:p>
          </table:table-cell>
          <table:table-cell/>
          <table:table-cell table:formula="of:=QUOTIENT(MOD([.$C$36];[.A40]);[.$A39])"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7" calcext:value-type="float">
            <text:p>7</text:p>
          </table:table-cell>
          <table:table-cell table:formula="of:=[.$C$36]/[.$A40]" office:value-type="float" office:value="1267.71333333333" calcext:value-type="float">
            <text:p>1267,71333333333</text:p>
          </table:table-cell>
          <table:table-cell table:formula="of:=QUOTIENT([.$C$36];[.$A40])" office:value-type="float" office:value="1267" calcext:value-type="float">
            <text:p>1267</text:p>
          </table:table-cell>
          <table:table-cell table:formula="of:=MOD([.$C$36];[.$A40])" office:value-type="float" office:value="42800" calcext:value-type="float">
            <text:p>42800</text:p>
          </table:table-cell>
          <table:table-cell table:formula="of:=QUOTIENT([.F41];[.A40])" office:value-type="float" office:value="7" calcext:value-type="float">
            <text:p>7</text:p>
          </table:table-cell>
          <table:table-cell/>
          <table:table-cell table:formula="of:=QUOTIENT(MOD([.$C$36];[.A41]);[.$A40])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21" calcext:value-type="float">
            <text:p>21</text:p>
          </table:table-cell>
          <table:table-cell table:formula="of:=[.$C$36]/[.$A41]" office:value-type="float" office:value="21.1285555555556" calcext:value-type="float">
            <text:p>21,1285555555556</text:p>
          </table:table-cell>
          <table:table-cell table:formula="of:=QUOTIENT([.$C$36];[.$A41])" office:value-type="float" office:value="21" calcext:value-type="float">
            <text:p>21</text:p>
          </table:table-cell>
          <table:table-cell table:formula="of:=MOD([.$C$36];[.$A41])" office:value-type="float" office:value="462800" calcext:value-type="float">
            <text:p>462800</text:p>
          </table:table-cell>
          <table:table-cell table:formula="of:=QUOTIENT([.$C$36];[.$A41])" office:value-type="float" office:value="21" calcext:value-type="float">
            <text:p>21</text:p>
          </table:table-cell>
          <table:table-cell/>
          <table:table-cell table:formula="of:=QUOTIENT([.$C$36];[.$A41])" office:value-type="float" office:value="21" calcext:value-type="float">
            <text:p>21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eingabe in sec</text:p>
          </table:table-cell>
          <table:table-cell table:formula="of:=[.B57]*60*60 + [.B56]*60 + [.B55]" office:value-type="float" office:value="11230" calcext:value-type="float">
            <text:p>1123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0" calcext:value-type="float">
            <text:p>10</text:p>
          </table:table-cell>
          <table:table-cell table:formula="of:=MOD([.B53];60)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uten</text:p>
          </table:table-cell>
          <table:table-cell office:value-type="float" office:value="7" calcext:value-type="float">
            <text:p>7</text:p>
          </table:table-cell>
          <table:table-cell table:formula="of:=MOD(QUOTIENT([.B53];60);60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3" calcext:value-type="float">
            <text:p>3</text:p>
          </table:table-cell>
          <table:table-cell table:formula="of:=QUOTIENT([.B53];60*60)" office:value-type="float" office:value="3" calcext:value-type="float">
            <text:p>3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ingabe in ms</text:p>
          </table:table-cell>
          <table:table-cell/>
          <table:table-cell table:formula="of:=SUM([.C62:.C65])" office:value-type="float" office:value="11230200" calcext:value-type="float">
            <text:p>112302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00" calcext:value-type="float">
            <text:p>200</text:p>
          </table:table-cell>
          <table:table-cell table:formula="of:=[.B62]" office:value-type="float" office:value="200" calcext:value-type="float">
            <text:p>200</text:p>
          </table:table-cell>
          <table:table-cell table:formula="of:=MOD(QUOTIENT([.C58];60);6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10" calcext:value-type="float">
            <text:p>10</text:p>
          </table:table-cell>
          <table:table-cell table:formula="of:=[.B63]*1000" office:value-type="float" office:value="10000" calcext:value-type="float">
            <text:p>10000</text:p>
          </table:table-cell>
          <table:table-cell table:formula="of:=MOD(QUOTIENT([.C59];60);6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ten</text:p>
          </table:table-cell>
          <table:table-cell office:value-type="float" office:value="7" calcext:value-type="float">
            <text:p>7</text:p>
          </table:table-cell>
          <table:table-cell table:formula="of:=[.B64]*1000*60" office:value-type="float" office:value="420000" calcext:value-type="float">
            <text:p>420000</text:p>
          </table:table-cell>
          <table:table-cell table:formula="of:=MOD(QUOTIENT([.C60];60);6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3" calcext:value-type="float">
            <text:p>3</text:p>
          </table:table-cell>
          <table:table-cell table:formula="of:=[.B65]*1000*60*60" office:value-type="float" office:value="10800000" calcext:value-type="float">
            <text:p>10800000</text:p>
          </table:table-cell>
          <table:table-cell table:formula="of:=QUOTIENT([.C65];1000*60*60)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.00.0000</text:date>, <text:time style:data-style-name="N2" text:time-value="13:26:45.682843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4-06-04T19:12:27.798147689</meta:creation-date>
    <dc:date>2024-06-05T15:36:00.892305374</dc:date>
    <dc:creator>Stefan Krüger</dc:creator>
    <meta:editing-duration>PT2H21M35S</meta:editing-duration>
    <meta:editing-cycles>11</meta:editing-cycles>
    <meta:generator>LibreOffice/24.2.3.2$Linux_X86_64 LibreOffice_project/420$Build-2</meta:generator>
    <meta:document-statistic meta:table-count="1" meta:cell-count="192" meta:object-count="0"/>
  </office:meta>
</office:document-meta>
</file>